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4867" officeooo:paragraph-rsid="000c4867"/>
    </style:style>
    <style:style style:name="P2" style:family="paragraph" style:parent-style-name="Standard">
      <style:text-properties officeooo:rsid="000c4867" officeooo:paragraph-rsid="000c4867"/>
    </style:style>
    <style:style style:name="P3" style:family="paragraph" style:parent-style-name="Standard">
      <style:text-properties officeooo:rsid="000c4867" officeooo:paragraph-rsid="000d2400"/>
    </style:style>
    <style:style style:name="P4" style:family="paragraph" style:parent-style-name="Standard">
      <style:text-properties officeooo:rsid="000d0e8b" officeooo:paragraph-rsid="000d0e8b"/>
    </style:style>
    <style:style style:name="P5" style:family="paragraph" style:parent-style-name="Standard">
      <style:text-properties officeooo:rsid="000d0e8b" officeooo:paragraph-rsid="000d2400"/>
    </style:style>
    <style:style style:name="P6" style:family="paragraph" style:parent-style-name="Standard">
      <style:text-properties fo:font-weight="bold" officeooo:rsid="000d0e8b" officeooo:paragraph-rsid="000d0e8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d0e8b" officeooo:paragraph-rsid="000d0e8b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d2400" officeooo:paragraph-rsid="000d2400"/>
    </style:style>
    <style:style style:name="P9" style:family="paragraph" style:parent-style-name="Standard">
      <style:paragraph-properties fo:text-align="center" style:justify-single-word="false" fo:break-before="page"/>
      <style:text-properties officeooo:rsid="000d2400" officeooo:paragraph-rsid="000d24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4867" style:font-weight-asian="bold" style:font-weight-complex="bold"/>
    </style:style>
    <style:style style:name="T3" style:family="text">
      <style:text-properties fo:font-weight="bold" officeooo:rsid="000d0e8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ImDest / ImScr</text:p>
      <text:p text:style-name="P1"/>
      <text:p text:style-name="P1"><text:span text:style-name="T1">Visu_ElImDest</text:span> : interface pour visualiser une image </text:p>
      <text:p text:style-name="P1"/>
      <text:p text:style-name="P1"><text:s text:c="7"/>methode fondamentale : </text:p>
      <text:p text:style-name="P1"/>
      <text:p text:style-name="P1"><text:s text:c="7"/>void write_image(INT x0src,Pt2di p0dest,INT nb,INT ** data) </text:p>
      <text:p text:style-name="P1"><text:s text:c="7"/>gere la dynamique puis appelle write_image_brute avec les valeurs modifiees</text:p>
      <text:p text:style-name="P1"/>
      <text:p text:style-name="P1"/>
      <text:p text:style-name="P1"/>
      <text:p text:style-name="P6">Memory_ElImDest&lt;Type&gt;</text:p>
      <text:p text:style-name="P4"><text:s/>Spécialisation de Visu_ElImDest, écrit en RAM ( <text:s/>dans <text:s text:c="2"/>Images())</text:p>
      <text:p text:style-name="P4"/>
      <text:p text:style-name="P4"><text:span text:style-name="T1">Visu_ElImScr :</text:span> </text:p>
      <text:p text:style-name="P4"/>
      <text:p text:style-name="P4">Spécialisation virtuelle de <text:span text:style-name="T2">Visu_ElImDest </text:span><text:span text:style-name="T4">pour un scroller, ajoute des méthodes virtuelles pour charger un rectangle ?</text:span></text:p>
      <text:p text:style-name="P4"/>
      <text:p text:style-name="P4"><text:span text:style-name="T4"/></text:p>
      <text:p text:style-name="P6">VideoWin_Visu_ElImScr</text:p>
      <text:p text:style-name="P4"/>
      <text:p text:style-name="P4">Spécialisation concrète de <text:span text:style-name="T1">Visu_ElImScr : </text:span><text:span text:style-name="T4">pour écrire dans une Video_Win</text:span></text:p>
      <text:p text:style-name="P4"/>
      <text:p text:style-name="P8"/>
      <text:p text:style-name="P8"><text:span text:style-name="T4">A part les BiScroller, le reste du code peut utiliser l'interface </text:span><text:span text:style-name="T3">Visu_ElImScr </text:span><text:span text:style-name="T4">ce qui permet de porter sur un environnement sans X11 (Qt??).</text:span></text:p>
      <text:p text:style-name="P8"/>
      <text:p text:style-name="P8"><text:span text:style-name="T4"/></text:p>
      <text:p text:style-name="P4"/>
      <text:p text:style-name="P1"/>
      <text:p text:style-name="P9"><text:s/><text:span text:style-name="T5">ElPyramScroller <text:s/>- ElImScroller</text:span></text:p>
      <text:p text:style-name="P3"><text:span text:style-name="T1"/></text:p>
      <text:p text:style-name="P8">ddd</text:p>
      <text:p text:style-name="P1"/>
      <text:p text:style-name="P1">========================================================================== </text:p>
      <text:p text:style-name="P1">Parametre de memoire max , defaut par ex 1000 Go , </text:p>
      <text:p text:style-name="P1"/>
      <text:p text:style-name="P1"/>
      <text:p text:style-name="P1">Saugarde de Resultat <text:s text:c="2"/>toto.tif -&gt; Tmp-MMDir/XXX-toto.tif.xml </text:p>
      <text:p text:style-name="P1"/>
      <text:p text:style-name="P1">Si taille fichier &gt; memoire-max =&gt; creation fichier reduit </text:p>
      <text:p text:style-name="P1"/>
      <text:p text:style-name="P1">========================================================================== </text:p>
      <text:p text:style-name="P1"/>
      <text:p text:style-name="P1">compr_im.h </text:p>
      <text:p text:style-name="P1">Voir ElPyramScroller </text:p>
      <text:p text:style-name="P1"/>
      <text:p text:style-name="P1">~ <text:s text:c="161"/></text:p>
      <text:p text:style-name="P1">~ 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2:42:43.008347047</meta:creation-date>
    <dc:date>2015-11-19T09:50:21.56809942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129" meta:character-count="1277" meta:non-whitespace-character-count="943"/>
  </office:meta>
</office:document-meta>
</file>